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E8D9262E629C267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17.092cm"/>
    </style:style>
    <style:style style:name="Table1.1" style:family="table-row">
      <style:table-row-properties style:min-row-height="16.404cm"/>
    </style:style>
    <style:style style:name="Table1.A1" style:family="table-cell" style:data-style-name="N10104">
      <style:table-cell-properties fo:padding="0.097cm" fo:border="0.05pt solid #000000"/>
    </style:style>
    <style:style style:name="P1" style:family="paragraph" style:parent-style-name="Standard">
      <style:text-properties officeooo:rsid="00256bf0" officeooo:paragraph-rsid="00256bf0"/>
    </style:style>
    <style:style style:name="P2" style:family="paragraph" style:parent-style-name="Standard" style:list-style-name="L1">
      <style:text-properties officeooo:rsid="00256bf0" officeooo:paragraph-rsid="00256bf0"/>
    </style:style>
    <style:style style:name="P3" style:family="paragraph" style:parent-style-name="Standard" style:list-style-name="L1">
      <style:text-properties officeooo:rsid="0026c54c" officeooo:paragraph-rsid="0026c54c"/>
    </style:style>
    <style:style style:name="P4" style:family="paragraph" style:parent-style-name="Table_20_Contents">
      <style:paragraph-properties fo:text-align="start" style:justify-single-word="false"/>
      <style:text-properties fo:font-size="13pt" officeooo:rsid="0015dac8" officeooo:paragraph-rsid="0015dac8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officeooo:rsid="0015dac8" officeooo:paragraph-rsid="0015dac8" style:font-size-asian="13pt" style:font-size-complex="13pt"/>
    </style:style>
    <style:style style:name="P6" style:family="paragraph" style:parent-style-name="Table_20_Contents">
      <style:paragraph-properties fo:text-align="start" style:justify-single-word="false"/>
      <style:text-properties fo:font-size="13pt" officeooo:rsid="0026c54c" officeooo:paragraph-rsid="0026c54c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officeooo:rsid="0015dac8" officeooo:paragraph-rsid="0015dac8" style:font-size-asian="16pt" style:font-weight-asian="bold" style:font-size-complex="16pt" style:font-weight-complex="bold"/>
    </style:style>
    <style:style style:name="P8" style:family="paragraph">
      <loext:graphic-properties draw:fill="bitmap" draw:fill-color="#729fcf" draw:fill-image-name="Empty"/>
      <style:paragraph-properties fo:text-align="center"/>
    </style:style>
    <style:style style:name="P9" style:family="paragraph">
      <loext:graphic-properties draw:fill="bitmap" draw:fill-color="#729fcf" draw:fill-image-name="Empty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T1" style:family="text">
      <style:text-properties officeooo:rsid="00256bf0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color="#000000" draw:fill="bitmap" draw:fill-color="#729fcf" draw:fill-image-name="Empty" draw:textarea-horizontal-align="justify" draw:textarea-vertical-align="middle" draw:auto-grow-height="false" fo:min-height="3.069cm" fo:min-width="3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bitmap" draw:fill-color="#729fcf" draw:fill-image-name="Empty" draw:textarea-horizontal-align="justify" draw:textarea-vertical-align="middle" draw:auto-grow-height="false" fo:min-height="0.741cm" fo:min-width="3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bitmap" draw:fill-color="#729fcf" draw:fill-image-name="Empty" draw:textarea-horizontal-align="justify" draw:textarea-vertical-align="middle" draw:auto-grow-height="false" fo:min-height="0.803cm" fo:min-width="3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556cm" fo:min-width="4.392cm" style:run-through="background" draw:wrap-influence-on-position="once-concurrent"/>
    </style:style>
    <style:style style:name="gr5" style:family="graphic">
      <style:graphic-properties draw:fill="none" draw:textarea-horizontal-align="justify" draw:textarea-vertical-align="middle" draw:auto-grow-height="false" fo:min-height="0.556cm" fo:min-width="4.3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textarea-horizontal-align="justify" draw:textarea-vertical-align="middle" draw:auto-grow-height="false" fo:min-height="1.637cm" fo:min-width="4.3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number:currency-style style:name="N10104P0" style:volatile="true" number:language="en" number:country="IN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104" number:language="en" number:country="IN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currency" office:currency="INR" office:value="0">
            <text:p text:style-name="P7">Maintain Student Details</text:p>
            <text:p text:style-name="P5"><draw:line text:anchor-type="paragraph" draw:z-index="25" draw:name="Shape5" draw:style-name="gr9" draw:text-style-name="P15" svg:x1="-0.037cm" svg:y1="0.164cm" svg:x2="16.976cm" svg:y2="0.164cm"><text:p/></draw:line></text:p>
            <text:p text:style-name="P4"><draw:custom-shape text:anchor-type="paragraph" draw:z-index="6" draw:style-name="gr4" draw:text-style-name="P10" svg:width="4.393cm" svg:height="0.556cm" svg:x="0cm" svg:y="0cm"><text:p/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8" svg:width="3.07cm" svg:height="3.07cm" svg:x="12.24cm" svg:y="0.259cm"><text:p/><draw:enhanced-geometry svg:viewBox="0 0 21600 21600" draw:type="rectangle" draw:enhanced-path="M 0 0 L 21600 0 21600 21600 0 21600 0 0 Z N"/></draw:custom-shape></text:p>
            <text:p text:style-name="P4">Registration No.</text:p>
            <text:p text:style-name="P4"><draw:custom-shape text:anchor-type="paragraph" draw:z-index="7" draw:style-name="gr5" draw:text-style-name="P10" svg:width="4.393cm" svg:height="0.556cm" svg:x="5.096cm" svg:y="0.482cm"><text:p/><draw:enhanced-geometry svg:viewBox="0 0 21600 21600" draw:type="rectangle" draw:enhanced-path="M 0 0 L 21600 0 21600 21600 0 21600 0 0 Z N"/></draw:custom-shape></text:p>
            <text:p text:style-name="P4">Roll No. </text:p>
            <text:p text:style-name="P4"><draw:custom-shape text:anchor-type="paragraph" draw:z-index="8" draw:style-name="gr5" draw:text-style-name="P10" svg:width="4.393cm" svg:height="0.556cm" svg:x="5.096cm" svg:y="0.482cm"><text:p/><draw:enhanced-geometry svg:viewBox="0 0 21600 21600" draw:type="rectangle" draw:enhanced-path="M 0 0 L 21600 0 21600 21600 0 21600 0 0 Z N"/></draw:custom-shape></text:p>
            <text:p text:style-name="P4">First Name</text:p>
            <text:p text:style-name="P4"><draw:custom-shape text:anchor-type="paragraph" draw:z-index="9" draw:style-name="gr5" draw:text-style-name="P10" svg:width="4.393cm" svg:height="0.556cm" svg:x="5.096cm" svg:y="0.482cm"><text:p/><draw:enhanced-geometry svg:viewBox="0 0 21600 21600" draw:type="rectangle" draw:enhanced-path="M 0 0 L 21600 0 21600 21600 0 21600 0 0 Z N"/></draw:custom-shape></text:p>
            <text:p text:style-name="P4"><draw:custom-shape text:anchor-type="paragraph" draw:z-index="4" draw:name="Shape2" draw:style-name="gr3" draw:text-style-name="P9" svg:width="3.128cm" svg:height="0.803cm" svg:x="12.34cm" svg:y="0.116cm"><text:p/><draw:enhanced-geometry svg:viewBox="0 0 21600 21600" draw:type="rectangle" draw:enhanced-path="M 0 0 L 21600 0 21600 21600 0 21600 0 0 Z N"/></draw:custom-shape><draw:frame text:anchor-type="paragraph" draw:z-index="18" draw:name="Shape3" draw:style-name="gr7" draw:text-style-name="P12" svg:width="3.128cm" svg:height="0.551cm" svg:x="12.34cm" svg:y="0.236cm"><draw:text-box><text:p text:style-name="P11"><text:span text:style-name="T2">Load Photograph</text:span></text:p></draw:text-box></draw:frame>Last Name</text:p>
            <text:p text:style-name="P4"/>
            <text:p text:style-name="P4"><draw:custom-shape text:anchor-type="paragraph" draw:z-index="10" draw:style-name="gr5" draw:text-style-name="P10" svg:width="4.393cm" svg:height="0.556cm" svg:x="5.096cm" svg:y="0.086cm"><text:p/><draw:enhanced-geometry svg:viewBox="0 0 21600 21600" draw:type="rectangle" draw:enhanced-path="M 0 0 L 21600 0 21600 21600 0 21600 0 0 Z N"/></draw:custom-shape>Date Of Birth</text:p>
            <text:p text:style-name="P4"/>
            <text:p text:style-name="P4"><draw:custom-shape text:anchor-type="paragraph" draw:z-index="11" draw:style-name="gr6" draw:text-style-name="P10" svg:width="4.393cm" svg:height="1.638cm" svg:x="5.096cm" svg:y="0.139cm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9" svg:width="3.229cm" svg:height="0.742cm" svg:x="12.451cm" svg:y="0.432cm"><text:p/><draw:enhanced-geometry svg:viewBox="0 0 21600 21600" draw:type="rectangle" draw:enhanced-path="M 0 0 L 21600 0 21600 21600 0 21600 0 0 Z N"/></draw:custom-shape>Address</text:p>
            <text:p text:style-name="P4"><draw:frame text:anchor-type="paragraph" draw:z-index="20" draw:name="Shape4" draw:style-name="gr8" draw:text-style-name="P13" svg:width="2.779cm" svg:height="0.742cm" svg:x="12.61cm" svg:y="0.064cm"><draw:text-box><text:p text:style-name="P11">Add</text:p></draw:text-box></draw:frame></text:p>
            <text:p text:style-name="P4"/>
            <text:p text:style-name="P4"/>
            <text:p text:style-name="P4"><draw:custom-shape text:anchor-type="paragraph" draw:z-index="12" draw:style-name="gr5" draw:text-style-name="P10" svg:width="4.393cm" svg:height="0.556cm" svg:x="5.096cm" svg:y="0.166cm"><text:p/><draw:enhanced-geometry svg:viewBox="0 0 21600 21600" draw:type="rectangle" draw:enhanced-path="M 0 0 L 21600 0 21600 21600 0 21600 0 0 Z N"/></draw:custom-shape>Email ID</text:p>
            <text:p text:style-name="P4"><draw:custom-shape text:anchor-type="paragraph" draw:z-index="2" draw:name="Shape2" draw:style-name="gr2" draw:text-style-name="P9" svg:width="3.229cm" svg:height="0.742cm" svg:x="12.504cm" svg:y="0.415cm"><text:p/><draw:enhanced-geometry svg:viewBox="0 0 21600 21600" draw:type="rectangle" draw:enhanced-path="M 0 0 L 21600 0 21600 21600 0 21600 0 0 Z N"/></draw:custom-shape></text:p>
            <text:p text:style-name="P4"><draw:custom-shape text:anchor-type="paragraph" draw:z-index="13" draw:style-name="gr5" draw:text-style-name="P10" svg:width="4.393cm" svg:height="0.556cm" svg:x="5.096cm" svg:y="0.086cm"><text:p/><draw:enhanced-geometry svg:viewBox="0 0 21600 21600" draw:type="rectangle" draw:enhanced-path="M 0 0 L 21600 0 21600 21600 0 21600 0 0 Z N"/></draw:custom-shape><draw:frame text:anchor-type="paragraph" draw:z-index="21" draw:name="Shape4" draw:style-name="gr8" draw:text-style-name="P13" svg:width="2.779cm" svg:height="0.742cm" svg:x="12.61cm" svg:y="0.064cm"><draw:text-box><text:p text:style-name="P11">Delete</text:p></draw:text-box></draw:frame>Mobile Number</text:p>
            <text:p text:style-name="P4"><draw:custom-shape text:anchor-type="paragraph" draw:z-index="14" draw:style-name="gr5" draw:text-style-name="P10" svg:width="4.393cm" svg:height="0.556cm" svg:x="5.096cm" svg:y="0.482cm"><text:p/><draw:enhanced-geometry svg:viewBox="0 0 21600 21600" draw:type="rectangle" draw:enhanced-path="M 0 0 L 21600 0 21600 21600 0 21600 0 0 Z N"/></draw:custom-shape></text:p>
            <text:p text:style-name="P6"><draw:custom-shape text:anchor-type="paragraph" draw:z-index="3" draw:name="Shape2" draw:style-name="gr2" draw:text-style-name="P9" svg:width="3.229cm" svg:height="0.742cm" svg:x="12.504cm" svg:y="0.48cm"><text:p/><draw:enhanced-geometry svg:viewBox="0 0 21600 21600" draw:type="rectangle" draw:enhanced-path="M 0 0 L 21600 0 21600 21600 0 21600 0 0 Z N"/></draw:custom-shape>Alternative Mobile</text:p>
            <text:p text:style-name="P4"><draw:custom-shape text:anchor-type="paragraph" draw:z-index="15" draw:style-name="gr5" draw:text-style-name="P10" svg:width="4.393cm" svg:height="0.556cm" svg:x="5.096cm" svg:y="0.482cm"><text:p/><draw:enhanced-geometry svg:viewBox="0 0 21600 21600" draw:type="rectangle" draw:enhanced-path="M 0 0 L 21600 0 21600 21600 0 21600 0 0 Z N"/></draw:custom-shape><draw:frame text:anchor-type="paragraph" draw:z-index="22" draw:name="Shape4" draw:style-name="gr8" draw:text-style-name="P14" svg:width="2.779cm" svg:height="0.742cm" svg:x="12.61cm" svg:y="0.064cm"><draw:text-box><text:p text:style-name="P11">View</text:p></draw:text-box></draw:frame></text:p>
            <text:p text:style-name="P4">Guardian Name</text:p>
            <text:p text:style-name="P4"><draw:custom-shape text:anchor-type="paragraph" draw:z-index="16" draw:style-name="gr5" draw:text-style-name="P10" svg:width="4.393cm" svg:height="0.556cm" svg:x="5.096cm" svg:y="0.482cm"><text:p/><draw:enhanced-geometry svg:viewBox="0 0 21600 21600" draw:type="rectangle" draw:enhanced-path="M 0 0 L 21600 0 21600 21600 0 21600 0 0 Z N"/></draw:custom-shape></text:p>
            <text:p text:style-name="P4"><draw:custom-shape text:anchor-type="paragraph" draw:z-index="5" draw:name="Shape2" draw:style-name="gr2" draw:text-style-name="P9" svg:width="3.229cm" svg:height="0.742cm" svg:x="12.504cm" svg:y="0.007cm"><text:p/><draw:enhanced-geometry svg:viewBox="0 0 21600 21600" draw:type="rectangle" draw:enhanced-path="M 0 0 L 21600 0 21600 21600 0 21600 0 0 Z N"/></draw:custom-shape><draw:frame text:anchor-type="paragraph" draw:z-index="23" draw:name="Shape4" draw:style-name="gr8" draw:text-style-name="P14" svg:width="2.779cm" svg:height="0.742cm" svg:x="12.61cm" svg:y="0.115cm"><draw:text-box><text:p text:style-name="P11">Update</text:p></draw:text-box></draw:frame>Guardian Mobile Number</text:p>
            <text:p text:style-name="P4"><draw:custom-shape text:anchor-type="paragraph" draw:z-index="17" draw:style-name="gr5" draw:text-style-name="P10" svg:width="4.393cm" svg:height="0.556cm" svg:x="5.096cm" svg:y="0.482cm"><text:p/><draw:enhanced-geometry svg:viewBox="0 0 21600 21600" draw:type="rectangle" draw:enhanced-path="M 0 0 L 21600 0 21600 21600 0 21600 0 0 Z N"/></draw:custom-shape></text:p>
            <text:p text:style-name="P4"><draw:custom-shape text:anchor-type="paragraph" draw:z-index="19" draw:name="Shape2" draw:style-name="gr2" draw:text-style-name="P9" svg:width="3.229cm" svg:height="0.742cm" svg:x="12.584cm" svg:y="0.649cm"><text:p/><draw:enhanced-geometry svg:viewBox="0 0 21600 21600" draw:type="rectangle" draw:enhanced-path="M 0 0 L 21600 0 21600 21600 0 21600 0 0 Z N"/></draw:custom-shape><draw:frame text:anchor-type="paragraph" draw:z-index="24" draw:name="Shape4" draw:style-name="gr8" draw:text-style-name="P14" svg:width="2.779cm" svg:height="0.742cm" svg:x="12.769cm" svg:y="0.776cm"><draw:text-box><text:p text:style-name="P11">Close</text:p></draw:text-box></draw:frame>Category</text:p>
          </table:table-cell>
        </table:table-row>
      </table:table>
      <text:p text:style-name="Standard"/>
      <text:p text:style-name="Standard"/>
      <text:p text:style-name="Standard"/>
      <text:p text:style-name="P1">Various Fields available on this form will be:</text:p>
      <text:p text:style-name="P1"/>
      <text:list xml:id="list5860968969125399069" text:style-name="L1">
        <text:list-item>
          <text:p text:style-name="P2">Registration Number: Numeric and will have value from 1000 to 99999</text:p>
        </text:list-item>
        <text:list-item>
          <text:p text:style-name="P2">Roll Number : Alphanumeric of length 11 characters. Special Characters except ‘/’ , blank spaces will not be allowed.</text:p>
        </text:list-item>
        <text:list-item>
          <text:p text:style-name="P2">Photograph: Will allow user to upload image of the student.</text:p>
        </text:list-item>
        <text:list-item>
          <text:p text:style-name="P2">First Name: Alphanumeric with length 3 to 50 characters. Blank Spaces and Special Characters are not allowed.</text:p>
        </text:list-item>
        <text:list-item>
          <text:p text:style-name="P2">Last Name: Alphanumeric with length 3 to 50 characters. Blank Spaces and Special Characters are not allowed.</text:p>
        </text:list-item>
        <text:list-item>
          <text:p text:style-name="P2">Date Of Birth: Will be of format mm/dd/yyyy. It will have 10 alphanumeric characters.</text:p>
        </text:list-item>
        <text:list-item>
          <text:p text:style-name="P3">Mobile Number: Numeric and have length of 10 characters.</text:p>
        </text:list-item>
        <text:list-item>
          <text:p text:style-name="P3">Email ID: Alphanumeric and can have length up to 50 characters. Email must have one ‘@’, and ‘.’ symbol.</text:p>
        </text:list-item>
        <text:list-item>
          <text:p text:style-name="P3"><text:soft-page-break/>Guardian Name: <text:span text:style-name="T1">Alphanumeric with length 3 to 50 characters. Special Characters are not allowed.</text:span></text:p>
        </text:list-item>
        <text:list-item>
          <text:p text:style-name="P3">Guardian Mobile Number: Numeric and have length of 10 characters.</text:p>
        </text:list-item>
        <text:list-item>
          <text:p text:style-name="P3">Category: Alphanumeric of length 3 to 10 characters. Special Characters are not allow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mpty" xlink:href="Pictures/100000000000000800000008E8D9262E629C2672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6:49:16.217119349</meta:creation-date>
    <meta:editing-duration>PT21M13S</meta:editing-duration>
    <meta:editing-cycles>12</meta:editing-cycles>
    <meta:generator>LibreOffice/5.1.6.2$Linux_X86_64 LibreOffice_project/10m0$Build-2</meta:generator>
    <dc:date>2017-10-09T17:30:55.335699506</dc:date>
    <meta:document-statistic meta:table-count="1" meta:image-count="0" meta:object-count="0" meta:page-count="2" meta:paragraph-count="25" meta:word-count="199" meta:character-count="1180" meta:non-whitespace-character-count="1016"/>
  </office:meta>
</office:document-meta>
</file>